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5cm"/>
    </style:style>
    <style:style style:name="co2" style:family="table-column">
      <style:table-column-properties fo:break-before="auto" style:column-width="4.203cm"/>
    </style:style>
    <style:style style:name="co3" style:family="table-column">
      <style:table-column-properties fo:break-before="auto" style:column-width="11.1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9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1.736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Excel_20_Built-in_20_Hyperlink">
      <style:table-cell-properties fo:wrap-option="wrap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text-underline-style="none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solid" style:text-underline-width="auto" style:text-underline-color="font-color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none"/>
    </style:style>
    <style:style style:name="ce15" style:family="table-cell" style:parent-style-name="Default" style:data-style-name="N14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1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6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list of electronic parts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2">
          <table:table-cell table:number-columns-repeated="5"/>
          <table:table-cell table:style-name="ce2"/>
          <table:table-cell table:number-columns-repeated="1018"/>
        </table:table-row>
        <table:table-row table:style-name="ro2"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Shift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Datasheets</text:p>
          </table:table-cell>
          <table:table-cell table:style-name="ce18" office:value-type="string" calcext:value-type="string">
            <text:p>Pric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ZIF</text:p>
          </table:table-cell>
          <table:table-cell table:style-name="ce5" office:value-type="string" calcext:value-type="string">
            <text:p>TEX 24</text:p>
          </table:table-cell>
          <table:table-cell table:style-name="ce5" office:value-type="string" calcext:value-type="string">
            <text:p><text:s/>IC-Sockel, 24-polig, Burn-in-Sockel, Nullkraft</text:p>
          </table:table-cell>
          <table:table-cell table:style-name="ce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15" office:value-type="currency" office:currency="EUR" office:value="10.67" calcext:value-type="currency">
            <text:p>10.6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OR-Gate</text:p>
          </table:table-cell>
          <table:table-cell table:style-name="ce5" office:value-type="string" calcext:value-type="string">
            <text:p>CD 4030BE TEX</text:p>
          </table:table-cell>
          <table:table-cell table:style-name="ce8" office:value-type="string" calcext:value-type="string">
            <text:p>XOR-Gate, Quad, 3 ... 18 V, DIL-14</text:p>
          </table:table-cell>
          <table:table-cell table:style-name="ce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15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USB &lt;-&gt; Serial</text:p>
          </table:table-cell>
          <table:table-cell table:style-name="ce5" office:value-type="string" calcext:value-type="string">
            <text:p>DEBO MUSB2UART 2</text:p>
          </table:table-cell>
          <table:table-cell table:style-name="ce8" office:value-type="string" calcext:value-type="string">
            <text:p>Entwicklerboards - microUSB Buchse auf UART, CP2102</text:p>
          </table:table-cell>
          <table:table-cell table:style-name="ce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5.02" calcext:value-type="currency">
            <text:p>5.0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aster</text:p>
          </table:table-cell>
          <table:table-cell table:style-name="ce5" office:value-type="string" calcext:value-type="string">
            <text:p>RND 210-00194</text:p>
          </table:table-cell>
          <table:table-cell table:style-name="ce5" office:value-type="string" calcext:value-type="string">
            <text:p>PCB 12 VDC 50 mA</text:p>
          </table:table-cell>
          <table:table-cell table:style-name="ce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0.146" calcext:value-type="currency">
            <text:p>0.15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RAM</text:p>
          </table:table-cell>
          <table:table-cell office:value-type="string" calcext:value-type="string">
            <text:p>UT6264C-70</text:p>
          </table:table-cell>
          <table:table-cell table:style-name="ce8" office:value-type="string" calcext:value-type="string">
            <text:p>8K x 8, 4.5V … 5.5V, 70 ns, PDIP-28, A13</text:p>
          </table:table-cell>
          <table:table-cell table:style-name="ce10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10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15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hift Bit Register</text:p>
          </table:table-cell>
          <table:table-cell table:style-name="ce6" office:value-type="string" calcext:value-type="string">
            <text:p>MOS 4014</text:p>
          </table:table-cell>
          <table:table-cell table:style-name="ce8" office:value-type="string" calcext:value-type="string">
            <text:p><text:s/>Shift Register, 8-Bit, 3 ... 15 V, DIP-16</text:p>
          </table:table-cell>
          <table:table-cell table:style-name="ce10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10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15" office:value-type="currency" office:currency="EUR" office:value="0.58" calcext:value-type="currency">
            <text:p>0.5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 Kit</text:p>
          </table:table-cell>
          <table:table-cell table:style-name="ce6" office:value-type="string" calcext:value-type="string">
            <text:p>QUAD 201711P003</text:p>
          </table:table-cell>
          <table:table-cell table:style-name="ce5" office:value-type="string" calcext:value-type="string">
            <text:p>Kohleschicht-Widerstand 0,5 W, 1 Ohm - 1M Ohm, 400 Stück</text:p>
          </table:table-cell>
          <table:table-cell table:style-name="ce10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12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15" office:value-type="currency" office:currency="EUR" office:value="13.26" calcext:value-type="currency">
            <text:p>13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otentiometer Kappe</text:p>
          </table:table-cell>
          <table:table-cell table:style-name="ce5" office:value-type="string" calcext:value-type="string">
            <text:p>ACP 9 S</text:p>
          </table:table-cell>
          <table:table-cell table:style-name="ce5" office:value-type="string" calcext:value-type="string">
            <text:p>Steckachse, Ø6 x 19,7 mm, schwarz</text:p>
          </table:table-cell>
          <table:table-cell table:style-name="ce10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12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15" office:value-type="currency" office:currency="EUR" office:value="0.07" calcext:value-type="currency">
            <text:p>0.0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otentiometer 1M</text:p>
          </table:table-cell>
          <table:table-cell table:style-name="ce5" office:value-type="string" calcext:value-type="string">
            <text:p>ACP 9-L 1M</text:p>
          </table:table-cell>
          <table:table-cell table:style-name="ce5" office:value-type="string" calcext:value-type="string">
            <text:p>Einstellpotentiometer, liegend, 1,0 Mohm, 9 mm</text:p>
          </table:table-cell>
          <table:table-cell table:style-name="ce10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10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15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-AMP</text:p>
          </table:table-cell>
          <table:table-cell table:style-name="ce5" office:value-type="string" calcext:value-type="string">
            <text:p>4558 C</text:p>
          </table:table-cell>
          <table:table-cell table:style-name="ce8" office:value-type="string" calcext:value-type="string">
            <text:p>Operationsverstärker, 2-fach, DIP-8</text:p>
          </table:table-cell>
          <table:table-cell table:style-name="ce10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10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15" office:value-type="currency" office:currency="EUR" office:value="0.2" calcext:value-type="currency">
            <text:p>0.2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PN-Transistor</text:p>
          </table:table-cell>
          <table:table-cell table:style-name="ce5" office:value-type="string" calcext:value-type="string">
            <text:p>2N2222</text:p>
          </table:table-cell>
          <table:table-cell table:style-name="ce5" office:value-type="string" calcext:value-type="string">
            <text:p>Bipolartransistor, NPN, 60V, 0,8A, 0,5W, TO-18</text:p>
          </table:table-cell>
          <table:table-cell table:style-name="ce10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10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15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OT-Gate</text:p>
          </table:table-cell>
          <table:table-cell table:style-name="ce5" office:value-type="string" calcext:value-type="string">
            <text:p>74HCT 540</text:p>
          </table:table-cell>
          <table:table-cell table:style-name="ce8" office:value-type="string" calcext:value-type="string">
            <text:p>8A Inverter</text:p>
          </table:table-cell>
          <table:table-cell table:style-name="ce10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10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1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ND-Gate</text:p>
          </table:table-cell>
          <table:table-cell table:style-name="ce5" office:value-type="string" calcext:value-type="string">
            <text:p>MOS 4093</text:p>
          </table:table-cell>
          <table:table-cell table:style-name="ce5" office:value-type="string" calcext:value-type="string">
            <text:p>NAND-Gate, 2-Input, 3 ... 20 V, DIP-14</text:p>
          </table:table-cell>
          <table:table-cell table:style-name="ce10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10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15" office:value-type="currency" office:currency="EUR" office:value="0.31" calcext:value-type="currency">
            <text:p>0.3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ND-Gate</text:p>
          </table:table-cell>
          <table:table-cell table:style-name="ce5" office:value-type="string" calcext:value-type="string">
            <text:p>MOS 4068</text:p>
          </table:table-cell>
          <table:table-cell table:style-name="ce8" office:value-type="string" calcext:value-type="string">
            <text:p>NAND-Gate, 8-Input, 3 ... 15 V, DIP-14</text:p>
          </table:table-cell>
          <table:table-cell table:style-name="ce10" office:value-type="string" calcext:value-type="string">
            <text:p>https://www.reichelt.de/nand-gate-8-input-3--15-v-dip-14-mos-4068-p12621.html?&amp;nbc=1</text:p>
          </table:table-cell>
          <table:table-cell table:style-name="ce10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1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D Kit</text:p>
          </table:table-cell>
          <table:table-cell table:style-name="ce5" office:value-type="string" calcext:value-type="string">
            <text:p>QUAD 201711PO002</text:p>
          </table:table-cell>
          <table:table-cell table:style-name="ce5" office:value-type="string" calcext:value-type="string">
            <text:p>LED-Sortiment 5 mm Superhell + Vorwiderständen, Fassungen</text:p>
          </table:table-cell>
          <table:table-cell table:style-name="ce10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10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15" office:value-type="currency" office:currency="EUR" office:value="7.51" calcext:value-type="currency">
            <text:p>7.51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CD grafic display</text:p>
          </table:table-cell>
          <table:table-cell table:style-name="ce5" office:value-type="string" calcext:value-type="string">
            <text:p>LCD-128X64GN AB</text:p>
          </table:table-cell>
          <table:table-cell table:style-name="ce5" office:value-type="string" calcext:value-type="string">
            <text:p>LCD grafic display 128x64</text:p>
          </table:table-cell>
          <table:table-cell table:style-name="ce10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10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15" office:value-type="currency" office:currency="EUR" office:value="16.77" calcext:value-type="currency">
            <text:p>16.77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Full Adder</text:p>
          </table:table-cell>
          <table:table-cell table:style-name="ce5" office:value-type="string" calcext:value-type="string">
            <text:p>74HC 283</text:p>
          </table:table-cell>
          <table:table-cell table:style-name="ce8" office:value-type="string" calcext:value-type="string">
            <text:p>4-bit binary full adder with fast carry, DIL-16</text:p>
          </table:table-cell>
          <table:table-cell table:style-name="ce10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10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15" office:value-type="currency" office:currency="EUR" office:value="0.85" calcext:value-type="currency">
            <text:p>0.85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EPROM</text:p>
          </table:table-cell>
          <table:table-cell table:style-name="ce7" office:value-type="string" calcext:value-type="string">
            <text:p>28C64-150</text:p>
          </table:table-cell>
          <table:table-cell table:style-name="ce8" office:value-type="string" calcext:value-type="string">
            <text:p>8K x 8, 5V, 150 ns, PDIP-28, A13</text:p>
          </table:table-cell>
          <table:table-cell table:style-name="ce10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10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15" office:value-type="currency" office:currency="EUR" office:value="4.38" calcext:value-type="currency">
            <text:p>4.3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-Latch</text:p>
          </table:table-cell>
          <table:table-cell table:style-name="ce5" office:value-type="string" calcext:value-type="string">
            <text:p>74HC 573</text:p>
          </table:table-cell>
          <table:table-cell table:style-name="ce8" office:value-type="string" calcext:value-type="string">
            <text:p>non inverted 8Q 1E D-Latch</text:p>
          </table:table-cell>
          <table:table-cell table:style-name="ce10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13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15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P-Schalter 8</text:p>
          </table:table-cell>
          <table:table-cell table:style-name="ce4" office:value-type="string" calcext:value-type="string">
            <text:p>NT 08</text:p>
          </table:table-cell>
          <table:table-cell table:style-name="ce4" office:value-type="string" calcext:value-type="string">
            <text:p>Dip-Schalter, liegend, 8-polig</text:p>
          </table:table-cell>
          <table:table-cell table:style-name="ce10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10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15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P-Schalter 4</text:p>
          </table:table-cell>
          <table:table-cell table:style-name="ce5" office:value-type="string" calcext:value-type="string">
            <text:p>NT 04</text:p>
          </table:table-cell>
          <table:table-cell table:style-name="ce5" office:value-type="string" calcext:value-type="string">
            <text:p>Dip-Schalter, liegend, 4-polig</text:p>
          </table:table-cell>
          <table:table-cell table:style-name="ce10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10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15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P-Drehschalter</text:p>
          </table:table-cell>
          <table:table-cell table:style-name="ce5" office:value-type="string" calcext:value-type="string">
            <text:p>KMR 10</text:p>
          </table:table-cell>
          <table:table-cell table:style-name="ce5" office:value-type="string" calcext:value-type="string">
            <text:p>Dreh-Codierschalter, 10-polig, vertikal mit Achse</text:p>
          </table:table-cell>
          <table:table-cell table:style-name="ce10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10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15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AC</text:p>
          </table:table-cell>
          <table:table-cell table:style-name="ce5" office:value-type="string" calcext:value-type="string">
            <text:p>DAC 0808 LCN</text:p>
          </table:table-cell>
          <table:table-cell table:style-name="ce5" office:value-type="string" calcext:value-type="string">
            <text:p>D/A-Wandler, 8-bit, 1-Kanal, DIL-16</text:p>
          </table:table-cell>
          <table:table-cell table:style-name="ce10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10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15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rystal 16 MHz</text:p>
          </table:table-cell>
          <table:table-cell table:style-name="ce5" office:value-type="string" calcext:value-type="string">
            <text:p>16,0000-HC49U-S</text:p>
          </table:table-cell>
          <table:table-cell table:style-name="ce8" office:value-type="string" calcext:value-type="string">
            <text:p>Standardquarz, Grundton, 16,000000 MHz</text:p>
          </table:table-cell>
          <table:table-cell table:style-name="ce10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10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1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 Keramik Kit</text:p>
          </table:table-cell>
          <table:table-cell table:style-name="ce5" office:value-type="string" calcext:value-type="string">
            <text:p>K/CAP1</text:p>
          </table:table-cell>
          <table:table-cell table:style-name="ce4" office:value-type="string" calcext:value-type="string">
            <text:p>Sortiment, Keramikkondensatoren, 224-teilig</text:p>
          </table:table-cell>
          <table:table-cell table:style-name="ce10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14" office:value-type="string" calcext:value-type="string">
            <text:p><text:s/></text:p>
          </table:table-cell>
          <table:table-cell table:style-name="ce15" office:value-type="currency" office:currency="EUR" office:value="8.53" calcext:value-type="currency">
            <text:p>8.5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 Electrolitik Kit</text:p>
          </table:table-cell>
          <table:table-cell table:style-name="ce5" office:value-type="string" calcext:value-type="string">
            <text:p>K/CAP2</text:p>
          </table:table-cell>
          <table:table-cell table:style-name="ce5" office:value-type="string" calcext:value-type="string">
            <text:p>Sortiment, Elektrolytkondensatoren, 120-teilig</text:p>
          </table:table-cell>
          <table:table-cell table:style-name="ce10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14" office:value-type="string" calcext:value-type="string">
            <text:p><text:s/></text:p>
          </table:table-cell>
          <table:table-cell table:style-name="ce15" office:value-type="currency" office:currency="EUR" office:value="8.19" calcext:value-type="currency">
            <text:p>8.19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US-BUFFER-INV</text:p>
          </table:table-cell>
          <table:table-cell table:style-name="ce5" office:value-type="string" calcext:value-type="string">
            <text:p>74HC 244</text:p>
          </table:table-cell>
          <table:table-cell table:style-name="ce8" office:value-type="string" calcext:value-type="string">
            <text:p>4A Bus-Buffer</text:p>
          </table:table-cell>
          <table:table-cell table:style-name="ce10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10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15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US-BUFFER</text:p>
          </table:table-cell>
          <table:table-cell table:style-name="ce5" office:value-type="string" calcext:value-type="string">
            <text:p>74HC 541</text:p>
          </table:table-cell>
          <table:table-cell table:style-name="ce8" office:value-type="string" calcext:value-type="string">
            <text:p>Octal BUS Puffer, 3-State Ausgang, 2 ... 6 V, DIL-20</text:p>
          </table:table-cell>
          <table:table-cell table:style-name="ce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15" office:value-type="currency" office:currency="EUR" office:value="0.4" calcext:value-type="currency">
            <text:p>0.4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readboard</text:p>
          </table:table-cell>
          <table:table-cell table:style-name="ce5" office:value-type="string" calcext:value-type="string">
            <text:p>STECKBOARD 1K2V</text:p>
          </table:table-cell>
          <table:table-cell table:style-name="ce5" office:value-type="string" calcext:value-type="string">
            <text:p>Experimentier-Steckboard 640/200 Kontakte</text:p>
          </table:table-cell>
          <table:table-cell table:style-name="ce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3.7" calcext:value-type="currency">
            <text:p>3.7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tmega328p</text:p>
          </table:table-cell>
          <table:table-cell table:style-name="ce5" office:value-type="string" calcext:value-type="string">
            <text:p>ATMEGA 328P-PU</text:p>
          </table:table-cell>
          <table:table-cell table:style-name="ce8" office:value-type="string" calcext:value-type="string">
            <text:p>ATMEGA 328P-PU - Mircoprocessor</text:p>
          </table:table-cell>
          <table:table-cell table:style-name="ce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15" office:value-type="currency" office:currency="EUR" office:value="2.44" calcext:value-type="currency">
            <text:p>2.44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55-Timer</text:p>
          </table:table-cell>
          <table:table-cell table:style-name="ce7" office:value-type="string" calcext:value-type="string">
            <text:p>NE 555 TEX</text:p>
          </table:table-cell>
          <table:table-cell table:style-name="ce8" office:value-type="string" calcext:value-type="string">
            <text:p>Timer-IC, Typ 555, DIP-8</text:p>
          </table:table-cell>
          <table:table-cell table:style-name="ce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15" office:value-type="currency" office:currency="EUR" office:value="0.28" calcext:value-type="currency">
            <text:p>0.2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hift Bit Register</text:p>
          </table:table-cell>
          <table:table-cell table:style-name="ce5" office:value-type="string" calcext:value-type="string">
            <text:p>74HC 164</text:p>
          </table:table-cell>
          <table:table-cell table:style-name="ce8" office:value-type="string" calcext:value-type="string">
            <text:p>Schieberegister, 8-Bit, Seriell zu parallel, 2 ... 6 V, DIL-14</text:p>
          </table:table-cell>
          <table:table-cell table:style-name="ce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15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unter</text:p>
          </table:table-cell>
          <table:table-cell table:style-name="ce5" office:value-type="string" calcext:value-type="string">
            <text:p>MOS 4029</text:p>
          </table:table-cell>
          <table:table-cell table:style-name="ce8" office:value-type="string" calcext:value-type="string">
            <text:p>Counter, 4-Bit, 3 ... 15 V, DIP-16, Up/Down</text:p>
          </table:table-cell>
          <table:table-cell table:style-name="ce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15" office:value-type="currency" office:currency="EUR" office:value="0.56" calcext:value-type="currency">
            <text:p>0.5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ecoder</text:p>
          </table:table-cell>
          <table:table-cell table:style-name="ce5" office:value-type="string" calcext:value-type="string">
            <text:p>LS 139</text:p>
          </table:table-cell>
          <table:table-cell table:style-name="ce8" office:value-type="string" calcext:value-type="string">
            <text:p>Decoder/MPX, 2 to 4, 4,75 ... 5,25 V, DIL-16</text:p>
          </table:table-cell>
          <table:table-cell table:style-name="ce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15" office:value-type="currency" office:currency="EUR" office:value="0.79" calcext:value-type="currency">
            <text:p>0.79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JK Flip-Flop</text:p>
          </table:table-cell>
          <table:table-cell table:style-name="ce5" office:value-type="string" calcext:value-type="string">
            <text:p>MOS 4027</text:p>
          </table:table-cell>
          <table:table-cell table:style-name="ce8" office:value-type="string" calcext:value-type="string">
            <text:p>Flip-Flop JK-Type, Dual, 3 ... 15 V, DIP-16</text:p>
          </table:table-cell>
          <table:table-cell table:style-name="ce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15" office:value-type="currency" office:currency="EUR" office:value="0.42" calcext:value-type="currency">
            <text:p>0.4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OR-Gate</text:p>
          </table:table-cell>
          <table:table-cell table:style-name="ce5" office:value-type="string" calcext:value-type="string">
            <text:p>74HC 4078</text:p>
          </table:table-cell>
          <table:table-cell table:style-name="ce8" office:value-type="string" calcext:value-type="string">
            <text:p>NOR/OR-Gate, 8-Input, 2 ... 6 V, DIL-14</text:p>
          </table:table-cell>
          <table:table-cell table:style-name="ce9" office:value-type="string" calcext:value-type="string">
            <text:p><text:a xlink:href="https://www.reichelt.de/nor-or-gate-8-input-2--6-v-dil-14-74hc-4078-p3238.html?PROVID=2788&amp;gclid=EAIaIQobChMI-YOX9Z327AIVDZ53Ch2Hvg2CEAQYAyABEgJJi_D_BwE" xlink:type="simple">https://www.reichelt.de/nor-or-gate-8-input-2--6-v-dil-14-74hc-4078-p3238.html?PROVID=2788&amp;gclid=EAIaIQobChMI-YOX9Z327AIVDZ53Ch2Hvg2CEAQYAyABEgJJi_D_BwE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0.41" calcext:value-type="currency">
            <text:p>0.4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unter</text:p>
          </table:table-cell>
          <table:table-cell table:style-name="ce5" office:value-type="string" calcext:value-type="string">
            <text:p>M54HC393</text:p>
          </table:table-cell>
          <table:table-cell table:style-name="ce8" office:value-type="string" calcext:value-type="string">
            <text:p>Dual Counter, 4-Bit, 2 ... 6 V, DIL-14, Up</text:p>
          </table:table-cell>
          <table:table-cell table:style-name="ce13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15" office:value-type="currency" office:currency="EUR" office:value="0.48" calcext:value-type="currency">
            <text:p>0.4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RBG 2000</text:p>
          </table:table-cell>
          <table:table-cell table:style-name="ce8" office:value-type="string" calcext:value-type="string">
            <text:p>20 Elemente, rot</text:p>
          </table:table-cell>
          <table:table-cell table:style-name="ce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13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15" office:value-type="currency" office:currency="EUR" office:value="5.7" calcext:value-type="currency">
            <text:p>5.7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YBG 1000</text:p>
          </table:table-cell>
          <table:table-cell table:style-name="ce8" office:value-type="string" calcext:value-type="string">
            <text:p>10 Elemente, gelb</text:p>
          </table:table-cell>
          <table:table-cell table:style-name="ce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15" office:value-type="currency" office:currency="EUR" office:value="1.9" calcext:value-type="currency">
            <text:p>1.9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YBG 2000</text:p>
          </table:table-cell>
          <table:table-cell table:style-name="ce8" office:value-type="string" calcext:value-type="string">
            <text:p>20 Elemente, gelb</text:p>
          </table:table-cell>
          <table:table-cell table:style-name="ce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15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GBG 2000</text:p>
          </table:table-cell>
          <table:table-cell table:style-name="ce8" office:value-type="string" calcext:value-type="string">
            <text:p>20 Elemente, grün</text:p>
          </table:table-cell>
          <table:table-cell table:style-name="ce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15" office:value-type="currency" office:currency="EUR" office:value="4.46" calcext:value-type="currency">
            <text:p>4.4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GBG 1000</text:p>
          </table:table-cell>
          <table:table-cell table:style-name="ce8" office:value-type="string" calcext:value-type="string">
            <text:p>10 Elemente, grün</text:p>
          </table:table-cell>
          <table:table-cell table:style-name="ce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15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SRBG 1000</text:p>
          </table:table-cell>
          <table:table-cell table:style-name="ce8" office:value-type="string" calcext:value-type="string">
            <text:p>10 Elemente, superrot</text:p>
          </table:table-cell>
          <table:table-cell table:style-name="ce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15" office:value-type="currency" office:currency="EUR" office:value="2" calcext:value-type="currency">
            <text:p>2.0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RGBG 1000</text:p>
          </table:table-cell>
          <table:table-cell table:style-name="ce8" office:value-type="string" calcext:value-type="string">
            <text:p>10 Elemente, 3x rot, 7x grün</text:p>
          </table:table-cell>
          <table:table-cell table:style-name="ce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15" office:value-type="currency" office:currency="EUR" office:value="1.95" calcext:value-type="currency">
            <text:p>1.95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RBG 1000</text:p>
          </table:table-cell>
          <table:table-cell table:style-name="ce8" office:value-type="string" calcext:value-type="string">
            <text:p>10 Elemente, rot</text:p>
          </table:table-cell>
          <table:table-cell table:style-name="ce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15" office:value-type="currency" office:currency="EUR" office:value="2.26" calcext:value-type="currency">
            <text:p>2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SRBG 2000</text:p>
          </table:table-cell>
          <table:table-cell table:style-name="ce8" office:value-type="string" calcext:value-type="string">
            <text:p>20 Elemente, superrot</text:p>
          </table:table-cell>
          <table:table-cell table:style-name="ce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15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ND-Gate</text:p>
          </table:table-cell>
          <table:table-cell table:style-name="ce5" office:value-type="string" calcext:value-type="string">
            <text:p>74HC 00</text:p>
          </table:table-cell>
          <table:table-cell table:style-name="ce8" office:value-type="string" calcext:value-type="string">
            <text:p>NAND-Gate, 2-Input, 4.5 ... 5.5 V, DIL-14</text:p>
          </table:table-cell>
          <table:table-cell table:style-name="ce9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9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1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RAM</text:p>
          </table:table-cell>
          <table:table-cell table:style-name="ce5" office:value-type="string" calcext:value-type="string">
            <text:p>AS 6C62256-55PCN</text:p>
          </table:table-cell>
          <table:table-cell table:style-name="ce8" office:value-type="string" calcext:value-type="string">
            <text:p>32K x 8, 5V, 55 ns, DIL-28, A15</text:p>
          </table:table-cell>
          <table:table-cell table:style-name="ce9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9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15" office:value-type="currency" office:currency="EUR" office:value="3.81" calcext:value-type="currency">
            <text:p>3.8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VGA-Plug</text:p>
          </table:table-cell>
          <table:table-cell table:style-name="ce5" office:value-type="string" calcext:value-type="string">
            <text:p>DELOCK 65170</text:p>
          </table:table-cell>
          <table:table-cell table:style-name="ce8" office:value-type="string" calcext:value-type="string">
            <text:p>VGA Buchse &gt; Terminalblock 16pin</text:p>
          </table:table-cell>
          <table:table-cell table:style-name="ce9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9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15" office:value-type="currency" office:currency="EUR" office:value="7.55" calcext:value-type="currency">
            <text:p>7.55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EPROM</text:p>
          </table:table-cell>
          <table:table-cell table:style-name="ce5" office:value-type="string" calcext:value-type="string">
            <text:p>28C256-150</text:p>
          </table:table-cell>
          <table:table-cell table:style-name="ce8" office:value-type="string" calcext:value-type="string">
            <text:p>32K x 8, 5V, 150 ns, DIL-28, A15</text:p>
          </table:table-cell>
          <table:table-cell table:style-name="ce9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9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15" office:value-type="currency" office:currency="EUR" office:value="12.9" calcext:value-type="currency">
            <text:p>12.9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RAM</text:p>
          </table:table-cell>
          <table:table-cell table:style-name="ce5" office:value-type="string" calcext:value-type="string">
            <text:p>AS 6C1008-55PCN</text:p>
          </table:table-cell>
          <table:table-cell table:style-name="ce8" office:value-type="string" calcext:value-type="string">
            <text:p>128K x 8, 5V, 55 ns, DIL-32, A17</text:p>
          </table:table-cell>
          <table:table-cell table:style-name="ce9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9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15" office:value-type="currency" office:currency="EUR" office:value="4" calcext:value-type="currency">
            <text:p>4.0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ND-Gate</text:p>
          </table:table-cell>
          <table:table-cell table:style-name="ce5" office:value-type="string" calcext:value-type="string">
            <text:p>74HCT 00</text:p>
          </table:table-cell>
          <table:table-cell table:style-name="ce8" office:value-type="string" calcext:value-type="string">
            <text:p>NAND-Gate, 2-Input, 4.5 ... 5.5 V, DIP-14</text:p>
          </table:table-cell>
          <table:table-cell table:style-name="ce9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9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15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ND-Gate</text:p>
          </table:table-cell>
          <table:table-cell table:style-name="ce5" office:value-type="string" calcext:value-type="string">
            <text:p>74HCT 08</text:p>
          </table:table-cell>
          <table:table-cell table:style-name="ce8" office:value-type="string" calcext:value-type="string">
            <text:p>AND-Gate, 2 Element, 4,5 ... 5,5 V, DIL-14</text:p>
          </table:table-cell>
          <table:table-cell table:style-name="ce9" office:value-type="string" calcext:value-type="string">
            <text:p><text:a xlink:href="https://www.reichelt.de/and-gate-2-element-4-5--5-5-v-dil-14-74hct-08-p3307.html?&amp;trstct=pos_4&amp;nbc=1" xlink:type="simple">https://www.reichelt.de/and-gate-2-element-4-5--5-5-v-dil-14-74hct-08-p3307.html?&amp;trstct=pos_4&amp;nbc=1</text:a></text:p>
          </table:table-cell>
          <table:table-cell table:style-name="ce9" office:value-type="string" calcext:value-type="string">
            <text:p><text:a xlink:href="https://cdn-reichelt.de/documents/datenblatt/A240/74HCT08%23STM.pdf" xlink:type="simple">https://cdn-reichelt.de/documents/datenblatt/A240/74HCT08%23STM.pdf</text:a></text:p>
          </table:table-cell>
          <table:table-cell table:style-name="ce15" office:value-type="currency" office:currency="EUR" office:value="0.36" calcext:value-type="currency">
            <text:p>0.3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ND-Gate</text:p>
          </table:table-cell>
          <table:table-cell table:style-name="ce5" office:value-type="string" calcext:value-type="string">
            <text:p>74HC 08</text:p>
          </table:table-cell>
          <table:table-cell table:style-name="ce8" office:value-type="string" calcext:value-type="string">
            <text:p>74HC 08 AND-Gate, 2 Element, 2 ... 6 V, DIL-14</text:p>
          </table:table-cell>
          <table:table-cell table:style-name="ce9" office:value-type="string" calcext:value-type="string">
            <text:p><text:a xlink:href="https://www.reichelt.de/and-gate-2-element-2--6-v-dil-14-74hc-08-p3124.html?&amp;trstct=pos_5&amp;nbc=1" xlink:type="simple">https://www.reichelt.de/and-gate-2-element-2--6-v-dil-14-74hc-08-p3124.html?&amp;trstct=pos_5&amp;nbc=1</text:a></text:p>
          </table:table-cell>
          <table:table-cell table:style-name="ce9" office:value-type="string" calcext:value-type="string">
            <text:p><text:a xlink:href="https://pdf1.alldatasheet.com/datasheet-pdf/view/15524/PHILIPS/74HC08.html" xlink:type="simple">https://pdf1.alldatasheet.com/datasheet-pdf/view/15524/PHILIPS/74HC08.html</text:a></text:p>
          </table:table-cell>
          <table:table-cell table:style-name="ce15" office:value-type="currency" office:currency="EUR" office:value="0.29" calcext:value-type="currency">
            <text:p>0.29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ND-Gate</text:p>
          </table:table-cell>
          <table:table-cell table:style-name="ce5" office:value-type="string" calcext:value-type="string">
            <text:p>LS 08</text:p>
          </table:table-cell>
          <table:table-cell table:style-name="ce8" office:value-type="string" calcext:value-type="string">
            <text:p>AND-Gate, 2 Element, 4,75 ... 5,25 V, DIL-14</text:p>
          </table:table-cell>
          <table:table-cell table:style-name="ce9" office:value-type="string" calcext:value-type="string">
            <text:p><text:a xlink:href="https://www.reichelt.de/and-gate-2-" xlink:type="simple">https://www.reichelt.de/and-gate-2-</text:a>element-4-75--5-25-v-dil-14-ls-08-p10592.html?&amp;trstct=pos_7&amp;nbc=1</text:p>
          </table:table-cell>
          <table:table-cell table:style-name="ce9" office:value-type="string" calcext:value-type="string">
            <text:p><text:a xlink:href="https://cdn-reichelt.de/documents/datenblatt/A200/LS08_TEX.pdf" xlink:type="simple">https://cdn-reichelt.de/documents/datenblatt/A200/LS08_TEX.pdf</text:a></text:p>
          </table:table-cell>
          <table:table-cell table:style-name="ce15" office:value-type="currency" office:currency="EUR" office:value="0.69" calcext:value-type="currency">
            <text:p>0.69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R-Gate</text:p>
          </table:table-cell>
          <table:table-cell table:style-name="ce5" office:value-type="string" calcext:value-type="string">
            <text:p>74HC 32</text:p>
          </table:table-cell>
          <table:table-cell table:style-name="ce8" office:value-type="string" calcext:value-type="string">
            <text:p>OR-Gate, 2-Input, 2 ... 6 V, DIL-14</text:p>
          </table:table-cell>
          <table:table-cell table:style-name="ce9" office:value-type="string" calcext:value-type="string">
            <text:p><text:a xlink:href="https://www.reichelt.de/or-gate-2-input-2--6-v-dil-14-74hc-32-p3196.html?&amp;trstct=pos_3&amp;nbc=1" xlink:type="simple">https://www.reichelt.de/or-gate-2-input-2--6-v-dil-14-74hc-32-p3196.html?&amp;trstct=pos_3&amp;nbc=1</text:a></text:p>
          </table:table-cell>
          <table:table-cell table:style-name="ce9" office:value-type="string" calcext:value-type="string">
            <text:p><text:a xlink:href="https://pdf1.alldatasheet.com/datasheet-pdf/view/98369/PHILIPS/74HC32.html" xlink:type="simple">https://pdf1.alldatasheet.com/datasheet-pdf/view/98369/PHILIPS/74HC32.html</text:a></text:p>
          </table:table-cell>
          <table:table-cell table:style-name="ce15" office:value-type="currency" office:currency="EUR" office:value="0.36" calcext:value-type="currency">
            <text:p>0.3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R-Gate</text:p>
          </table:table-cell>
          <table:table-cell table:style-name="ce5" office:value-type="string" calcext:value-type="string">
            <text:p>LS 32</text:p>
          </table:table-cell>
          <table:table-cell table:style-name="ce8" office:value-type="string" calcext:value-type="string">
            <text:p>OR-Gate, 2-Input, 4,75 ... 5,25 V, DIL-14</text:p>
          </table:table-cell>
          <table:table-cell table:style-name="ce9" office:value-type="string" calcext:value-type="string">
            <text:p><text:a xlink:href="https://www.reichelt.de/or-gate-2-input-4-75--5-25-v-dil-14-ls-32-p10698.html?&amp;trstct=pos_4&amp;nbc=1" xlink:type="simple">https://www.reichelt.de/or-gate-2-input-4-75--5-25-v-dil-14-ls-32-p10698.html?&amp;trstct=pos_4&amp;nbc=1</text:a></text:p>
          </table:table-cell>
          <table:table-cell table:style-name="ce9" office:value-type="string" calcext:value-type="string">
            <text:p><text:a xlink:href="https://html.alldatasheet.com/html-pdf/28007/TI/74LS32/20/1/74LS32.html" xlink:type="simple">https://html.alldatasheet.com/html-pdf/28007/TI/74LS32/20/1/74LS32.html</text:a></text:p>
          </table:table-cell>
          <table:table-cell table:style-name="ce15" office:value-type="currency" office:currency="EUR" office:value="0.57" calcext:value-type="currency">
            <text:p>0.5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R-Gate</text:p>
          </table:table-cell>
          <table:table-cell table:style-name="ce5" office:value-type="string" calcext:value-type="string">
            <text:p>74AC 32</text:p>
          </table:table-cell>
          <table:table-cell table:style-name="ce8" office:value-type="string" calcext:value-type="string">
            <text:p>Vierfache Positiv-ODER-Gatter, 2-Eingänge, 2 ... 6 V, DIP-14 </text:p>
          </table:table-cell>
          <table:table-cell table:style-name="ce9" office:value-type="string" calcext:value-type="string">
            <text:p><text:a xlink:href="https://www.reichelt.de/vierfache-positiv-oder-gatter-2-eingaenge-2--6-v-dip-14-74ac-32-p58124.html?&amp;trstct=pos_8&amp;nbc=1" xlink:type="simple">https://www.reichelt.de/vierfache-positiv-oder-gatter-2-eingaenge-2--6-v-dip-14-74ac-32-p58124.html?&amp;trstct=pos_8&amp;nbc=1</text:a></text:p>
          </table:table-cell>
          <table:table-cell table:style-name="ce13" office:value-type="string" calcext:value-type="string">
            <text:p><text:a xlink:href="https://html.alldatasheet.com/html-pdf/12157/ONSEMI/74AC32/180/1/74AC32.html" xlink:type="simple">https://html.alldatasheet.com/html-pdf/12157/ONSEMI/74AC32/180/1/74AC32.html</text:a></text:p>
          </table:table-cell>
          <table:table-cell table:style-name="ce15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OR-Gate</text:p>
          </table:table-cell>
          <table:table-cell table:style-name="ce5" office:value-type="string" calcext:value-type="string">
            <text:p>LS 136</text:p>
          </table:table-cell>
          <table:table-cell table:style-name="ce8" office:value-type="string" calcext:value-type="string">
            <text:p>XOR-Gate, 2-Input, 4,75 ... 5,25 V, DIL-14</text:p>
          </table:table-cell>
          <table:table-cell table:style-name="ce9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13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15" office:value-type="currency" office:currency="EUR" office:value="0.67" calcext:value-type="currency">
            <text:p>0.6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OR-Gate</text:p>
          </table:table-cell>
          <table:table-cell table:style-name="ce5" office:value-type="string" calcext:value-type="string">
            <text:p>LS 86</text:p>
          </table:table-cell>
          <table:table-cell table:style-name="ce8" office:value-type="string" calcext:value-type="string">
            <text:p>XOR-Gate, 2-Input, 4,75 ... 5,25 V, DIL-14</text:p>
          </table:table-cell>
          <table:table-cell table:style-name="ce9" office:value-type="string" calcext:value-type="string">
            <text:p><text:a xlink:href="https://www.reichelt.de/xor-gate-2-input-4-75--5-25-v-dil-14-ls-86-p10826.html?&amp;trstct=pol_7&amp;nbc=1" xlink:type="simple">https://www.reichelt.de/xor-gate-2-input-4-75--5-25-v-dil-14-ls-86-p10826.html?&amp;trstct=pol_7&amp;nbc=1</text:a></text:p>
          </table:table-cell>
          <table:table-cell table:style-name="ce9" office:value-type="string" calcext:value-type="string">
            <text:p><text:a xlink:href="https://cdn-reichelt.de/documents/datenblatt/A240/74LS86%23TEX.pdf" xlink:type="simple">https://cdn-reichelt.de/documents/datenblatt/A240/74LS86%23TEX.pdf</text:a></text:p>
          </table:table-cell>
          <table:table-cell table:style-name="ce15" office:value-type="currency" office:currency="EUR" office:value="0.69" calcext:value-type="currency">
            <text:p>0.69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OR-Gate</text:p>
          </table:table-cell>
          <table:table-cell table:style-name="ce5" office:value-type="string" calcext:value-type="string">
            <text:p>74HC 86</text:p>
          </table:table-cell>
          <table:table-cell table:style-name="ce8" office:value-type="string" calcext:value-type="string">
            <text:p>Vierfache 2-Eingangs-Exklusiv-ODER-Gatter, 2 ... 6 V, DIL-14</text:p>
          </table:table-cell>
          <table:table-cell table:style-name="ce9" office:value-type="string" calcext:value-type="string">
            <text:p><text:a xlink:href="https://www.reichelt.de/vierfache-2-eingangs-exklusiv-oder-gatter-2--6-v-dil-14-74hc-86-p3300.html?&amp;trstct=pol_8&amp;nbc=1" xlink:type="simple">https://www.reichelt.de/vierfache-2-eingangs-exklusiv-oder-gatter-2--6-v-dil-14-74hc-86-p3300.html?&amp;trstct=pol_8&amp;nbc=1</text:a></text:p>
          </table:table-cell>
          <table:table-cell table:style-name="ce9" office:value-type="string" calcext:value-type="string">
            <text:p><text:a xlink:href="https://cdn-reichelt.de/documents/datenblatt/A240/74HC86%23PHI.pdf" xlink:type="simple">https://cdn-reichelt.de/documents/datenblatt/A240/74HC86%23PHI.pdf</text:a></text:p>
          </table:table-cell>
          <table:table-cell table:style-name="ce15" office:value-type="currency" office:currency="EUR" office:value="0.48" calcext:value-type="currency">
            <text:p>0.4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OR-Gate</text:p>
          </table:table-cell>
          <table:table-cell table:style-name="ce5" office:value-type="string" calcext:value-type="string">
            <text:p>CD 4070BE TEX</text:p>
          </table:table-cell>
          <table:table-cell table:style-name="ce8" office:value-type="string" calcext:value-type="string">
            <text:p>XOR-Gate, 2-Input, 3 ... 18 V, DIL-14</text:p>
          </table:table-cell>
          <table:table-cell table:style-name="ce13" office:value-type="string" calcext:value-type="string">
            <text:p><text:a xlink:href="https://www.reichelt.de/xor-gate-2-input-3--18-v-dil-14-cd-4070be-tex-p216655.html?&amp;trstct=pol_10&amp;nbc=1" xlink:type="simple">https://www.reichelt.de/xor-gate-2-input-3--18-v-dil-14-cd-4070be-tex-p216655.html?&amp;trstct=pol_10&amp;nbc=1</text:a></text:p>
          </table:table-cell>
          <table:table-cell table:style-name="ce9" office:value-type="string" calcext:value-type="string">
            <text:p><text:a xlink:href="https://pdf1.alldatasheet.com/datasheet-pdf/view/26888/TI/CD4070BE.html" xlink:type="simple">https://pdf1.alldatasheet.com/datasheet-pdf/view/26888/TI/CD4070BE.html</text:a></text:p>
          </table:table-cell>
          <table:table-cell table:style-name="ce15" office:value-type="currency" office:currency="EUR" office:value="0.42" calcext:value-type="currency">
            <text:p>0.4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OR-Gate</text:p>
          </table:table-cell>
          <table:table-cell table:style-name="ce5" office:value-type="string" calcext:value-type="string">
            <text:p>MOS 4070</text:p>
          </table:table-cell>
          <table:table-cell table:style-name="ce8" office:value-type="string" calcext:value-type="string">
            <text:p>XOR-Gate, 2-Input, 3 ... 20 V, DIP-14</text:p>
          </table:table-cell>
          <table:table-cell table:style-name="ce9" office:value-type="string" calcext:value-type="string">
            <text:p><text:a xlink:href="https://www.reichelt.de/xor-gate-2-input-3--20-v-dip-14-mos-4070-p12623.html?&amp;trstct=pol_11&amp;nbc=1" xlink:type="simple">https://www.reichelt.de/xor-gate-2-input-3--20-v-dip-14-mos-4070-p12623.html?&amp;trstct=pol_11&amp;nbc=1</text:a></text:p>
          </table:table-cell>
          <table:table-cell table:style-name="ce9" office:value-type="string" calcext:value-type="string">
            <text:p><text:a xlink:href="https://cdn-reichelt.de/documents/datenblatt/A200/MOS4070_STM.pdf" xlink:type="simple">https://cdn-reichelt.de/documents/datenblatt/A200/MOS4070_STM.pdf</text:a></text:p>
          </table:table-cell>
          <table:table-cell table:style-name="ce15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 table:number-rows-repeated="30">
          <table:table-cell table:style-name="ce4"/>
          <table:table-cell table:style-name="ce5"/>
          <table:table-cell table:style-name="ce8"/>
          <table:table-cell table:style-name="ce9" table:number-columns-repeated="2"/>
          <table:table-cell table:style-name="ce15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abelle1.$A$1" table:cell-range-address="$Tabelle1.$A$3:.$F$38"/>
        </table:named-expressions>
      </table:table>
      <table:named-expressions/>
      <table:database-ranges>
        <table:database-range table:name="__Anonymous_Sheet_DB__0" table:target-range-address="Tabelle1.A3:Tabelle1.F55" table:display-filter-buttons="true" table:orientation="column">
          <table:sort>
            <table:sort-by table:field-number="0" table:order="descending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0.801cm" fo:margin-left="1.799cm" fo:margin-right="1.799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1.101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21:37:52.7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>
        <style:region-left>
          <text:p><text:span text:style-name="MT1">Stand: </text:span><text:span text:style-name="MT1"><text:date style:data-style-name="N2" text:date-value="2021-10-05">00/00/0000</text:date></text:span><text:span text:style-name="MT1">;</text:span><text:span text:style-name="MT1"><text:time style:data-style-name="N2" text:time-value="21:37:52.767000000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xander Wersching</meta:initial-creator>
    <meta:print-date>2020-05-06T19:59:11</meta:print-date>
    <meta:creation-date>2015-06-05T18:19:34</meta:creation-date>
    <dc:date>2021-10-05T22:58:11.145000000</dc:date>
    <meta:editing-duration>PT21H18M37S</meta:editing-duration>
    <meta:generator>LibreOffice/7.0.2.2$Windows_X86_64 LibreOffice_project/8349ace3c3162073abd90d81fd06dcfb6b36b994</meta:generator>
    <meta:editing-cycles>6</meta:editing-cycles>
    <meta:document-statistic meta:table-count="1" meta:cell-count="3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